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c82" officeooo:paragraph-rsid="000f0c82"/>
    </style:style>
    <style:style style:name="P2" style:family="paragraph" style:parent-style-name="Standard">
      <style:text-properties officeooo:rsid="0010eaff" officeooo:paragraph-rsid="0010eaff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0eaff" fo:background-color="#1e1e1e" style:font-size-asian="7pt" style:font-size-complex="7pt"/>
    </style:style>
    <style:style style:name="P6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officeooo:paragraph-rsid="0010eaff" fo:background-color="#1e1e1e" style:font-size-asian="7pt" style:font-size-complex="7pt"/>
    </style:style>
    <style:style style:name="P7" style:family="paragraph" style:parent-style-name="Standard">
      <style:text-properties fo:color="#d4d4d4" loext:opacity="100%" style:font-name="Droid Sans Mono" fo:font-size="7pt" fo:font-weight="normal" officeooo:paragraph-rsid="000f0c82" fo:background-color="#1e1e1e" style:font-size-asian="7pt" style:font-size-complex="7pt"/>
    </style:style>
    <style:style style:name="P8" style:family="paragraph" style:parent-style-name="Standard">
      <style:text-properties fo:color="#d4d4d4" loext:opacity="100%" style:font-name="Droid Sans Mono" fo:font-size="7pt" fo:font-weight="normal" officeooo:rsid="000f0c82" officeooo:paragraph-rsid="0010eaff" fo:background-color="#1e1e1e" style:font-size-asian="7pt" style:font-size-complex="7pt"/>
    </style:style>
    <style:style style:name="P9" style:family="paragraph" style:parent-style-name="Standard">
      <style:text-properties fo:color="#569cd6" loext:opacity="100%" style:font-name="Droid Sans Mono" fo:font-size="7pt" fo:font-weight="normal" officeooo:rsid="000f0c82" officeooo:paragraph-rsid="000f0c82" fo:background-color="#1e1e1e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11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paragraph-rsid="0010eaff" fo:background-color="#1e1e1e" style:font-size-asian="7pt" style:font-size-complex="7pt"/>
    </style:style>
    <style:style style:name="P12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13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0eaff" fo:background-color="#1e1e1e" style:font-size-asian="7pt" style:font-size-complex="7pt"/>
    </style:style>
    <style:style style:name="P14" style:family="paragraph" style:parent-style-name="Standard">
      <style:text-properties fo:color="#6a9955" loext:opacity="100%" style:font-name="Droid Sans Mono" fo:font-size="7pt" fo:font-weight="normal" officeooo:rsid="000f0c82" officeooo:paragraph-rsid="0010eaff" fo:background-color="#1e1e1e" style:font-size-asian="7pt" style:font-size-complex="7pt"/>
    </style:style>
    <style:style style:name="P15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17" style:family="paragraph" style:parent-style-name="Standard">
      <style:paragraph-properties style:line-height-at-least="0.503cm"/>
      <style:text-properties fo:font-size="7pt" officeooo:paragraph-rsid="0010eaff" style:font-size-asian="7pt" style:font-size-complex="7pt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font-size="7pt" officeooo:paragraph-rsid="0010eaff" style:font-size-asian="7pt" style:font-size-complex="7pt"/>
    </style:style>
    <style:style style:name="T1" style:family="text">
      <style:text-properties officeooo:rsid="0010eaff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 style:font-name="Droid Sans Mono" fo:font-weight="normal" fo:background-color="#1e1e1e" loext:char-shading-value="0"/>
    </style:style>
    <style:style style:name="T4" style:family="text">
      <style:text-properties fo:color="#c586c0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weight="normal" fo:background-color="#1e1e1e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weight="normal" fo:background-color="#1e1e1e" loext:char-shading-value="0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Droid Sans Mono" fo:font-weight="normal" fo:background-color="#1e1e1e" loext:char-shading-value="0"/>
    </style:style>
    <style:style style:name="T11" style:family="text">
      <style:text-properties fo:color="#4ec9b0" loext:opacity="100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808080" loext:opacity="100%"/>
    </style:style>
    <style:style style:name="T15" style:family="text">
      <style:text-properties fo:color="#808080" loext:opacity="100%" style:font-name="Droid Sans Mono" fo:font-weight="normal" fo:background-color="#1e1e1e" loext:char-shading-value="0"/>
    </style:style>
    <style:style style:name="T16" style:family="text">
      <style:text-properties fo:color="#6a9955" loext:opacity="100%"/>
    </style:style>
    <style:style style:name="T17" style:family="text">
      <style:text-properties fo:color="#6a9955" loext:opacity="100%" style:font-name="Droid Sans Mono" fo:font-weight="normal" fo:background-color="#1e1e1e" loext:char-shading-value="0"/>
    </style:style>
    <style:style style:name="T18" style:family="text">
      <style:text-properties officeooo:rsid="00116f97"/>
    </style:style>
    <style:style style:name="T19" style:family="text">
      <style:text-properties officeooo:rsid="001358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<text:span text:style-name="T1">la configuration de</text:span> ma base de données the district : </text:p>
      <text:p text:style-name="P1"/>
      <text:p text:style-name="P1"/>
      <text:p text:style-name="P2">Voici l’appel à ma database dans le fichier : database.php</text:p>
      <text:p text:style-name="P9">&lt;?php</text:p>
      <text:p text:style-name="P3"><text:span text:style-name="T2">session_start</text:span>();</text:p>
      <text:p text:style-name="P3"><text:span text:style-name="T4">require_once</text:span>(<text:span text:style-name="T5">'dao.php'</text:span>);</text:p>
      <text:p text:style-name="P15"/>
      <text:p text:style-name="P3"><text:span text:style-name="T7">$servername</text:span> = <text:span text:style-name="T5">"localhost"</text:span>;</text:p>
      <text:p text:style-name="P3"><text:span text:style-name="T7">$username</text:span> = <text:span text:style-name="T5">"admin"</text:span>;</text:p>
      <text:p text:style-name="P3"><text:span text:style-name="T7">$password</text:span> = <text:span text:style-name="T5">"Afpa1234"</text:span>;</text:p>
      <text:p text:style-name="P3"><text:span text:style-name="T7">$dbname</text:span> = <text:span text:style-name="T5">"thedistrict"</text:span>;</text:p>
      <text:p text:style-name="P15"/>
      <text:p text:style-name="P3"><text:span text:style-name="T4">try</text:span> {</text:p>
      <text:p text:style-name="P3"><text:span text:style-name="T7">$conn</text:span> = <text:span text:style-name="T9">new</text:span> <text:span text:style-name="T11">PDO</text:span>(<text:span text:style-name="T5">"mysql:host=</text:span><text:span text:style-name="T7">$servername</text:span><text:span text:style-name="T5">;dbname=</text:span><text:span text:style-name="T7">$dbname</text:span><text:span text:style-name="T5">"</text:span>, <text:span text:style-name="T7">$username</text:span>, <text:span text:style-name="T7">$password</text:span>);</text:p>
      <text:p text:style-name="P12">// configurer le mode d'erreur PDO pour générer des exceptions</text:p>
      <text:p text:style-name="P3"><text:span text:style-name="T7">$conn</text:span>-&gt;<text:span text:style-name="T2">setAttribute</text:span>(<text:span text:style-name="T11">PDO</text:span>::ATTR_ERRMODE, <text:span text:style-name="T11">PDO</text:span>::ERRMODE_EXCEPTION);</text:p>
      <text:p text:style-name="P3">} <text:span text:style-name="T4">catch</text:span>(<text:span text:style-name="T11">PDOException</text:span> <text:span text:style-name="T7">$e</text:span>) {</text:p>
      <text:p text:style-name="P3"><text:span text:style-name="T2">echo</text:span> <text:span text:style-name="T5">"Erreur de connexion à la base de données: "</text:span> . <text:span text:style-name="T7">$e</text:span>-&gt;<text:span text:style-name="T2">getMessage</text:span>();</text:p>
      <text:p text:style-name="P3">}</text:p>
      <text:p text:style-name="P3"><text:span text:style-name="T9">?&gt;</text:span></text:p>
      <text:p text:style-name="P3"/>
      <text:p text:style-name="P2">Toutes mes fonctions sont stockées dans un seul ficher nommé dao.php</text:p>
      <text:p text:style-name="P2"/>
      <text:p text:style-name="P1">Voici ma page plats.php</text:p>
      <text:p text:style-name="P14">&lt;!-- DEBUT CAROUSSEL TOUS LES 12 PLATS --&gt;</text:p>
      <text:p text:style-name="P3"><text:span text:style-name="T14">&lt;</text:span><text:span text:style-name="T9">main</text:span><text:span text:style-name="T14">&gt;</text:span></text:p>
      <text:p text:style-name="P3"><text:span text:style-name="T14">&lt;</text:span><text:span text:style-name="T9">div</text:span> <text:span text:style-name="T7">id</text:span>=<text:span text:style-name="T5">"carouselExample"</text:span> <text:span text:style-name="T7">class</text:span>=<text:span text:style-name="T5">"carousel slide text-center"</text:span> <text:span text:style-name="T7">data-bs-ride</text:span>=<text:span text:style-name="T5">"carousel"</text:span> <text:span text:style-name="T7">style</text:span>=<text:span text:style-name="T5">"background-color: #4A394a;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ousel-inner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ousel-item active 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group"</text:span><text:span text:style-name="T14">&gt;</text:span> <text:span text:style-name="T16">&lt;!-- ****************** 1ER CAROUSEL AVEC 4 IMAGES ************************* --&gt;</text:span></text:p>
      <text:p text:style-name="P3"><text:span text:style-name="T14">&lt;</text:span><text:span text:style-name="T9">div</text:span> <text:span text:style-name="T7">class</text:span>=<text:span text:style-name="T5">"col-12 mx-auto p-2 "</text:span><text:span text:style-name="T14">&gt;</text:span> <text:span text:style-name="T14">&lt;</text:span><text:span text:style-name="T9">h1</text:span> <text:span text:style-name="T7">class</text:span>=<text:span text:style-name="T5">"h5couleurcat"</text:span><text:span text:style-name="T14">&gt;</text:span>TOUS LES PLATS<text:span text:style-name="T14">&lt;/</text:span><text:span text:style-name="T9">h1</text:span><text:span text:style-name="T14">&gt;&lt;/</text:span><text:span text:style-name="T9">div</text:span><text:span text:style-name="T14">&gt;</text:span>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pizzasorientale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PIZZA BIANCA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pizzasmargherita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PIZZA MARGHERITA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Base tomate, mozza fraîche, basilic, huile d'olive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<text:soft-page-break/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bgbacon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DISTRICT BURGER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bgchicken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CHEESEBURGER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5"/>
      <text:p text:style-name="P3"><text:span text:style-name="T14">&lt;</text:span><text:span text:style-name="T9">div</text:span> <text:span text:style-name="T7">class</text:span>=<text:span text:style-name="T5">"carousel-item"</text:span><text:span text:style-name="T14">&gt;</text:span> <text:span text:style-name="T16">&lt;!-- ****************** 2EME CAROUSEL AVEC 4 IMAGES" ************************* --&gt;</text:span></text:p>
      <text:p text:style-name="P3"><text:span text:style-name="T14">&lt;</text:span><text:span text:style-name="T9">div</text:span> <text:span text:style-name="T7">class</text:span>=<text:span text:style-name="T5">"card-group"</text:span><text:span text:style-name="T14">&gt;</text:span> </text:p>
      <text:p text:style-name="P3"><text:span text:style-name="T14">&lt;</text:span><text:span text:style-name="T9">div</text:span> <text:span text:style-name="T7">class</text:span>=<text:span text:style-name="T5">"col-12 mx-auto p-2 "</text:span><text:span text:style-name="T14">&gt;</text:span> <text:span text:style-name="T14">&lt;</text:span><text:span text:style-name="T9">h1</text:span> <text:span text:style-name="T7">class</text:span>=<text:span text:style-name="T5">"h5couleurcat"</text:span><text:span text:style-name="T14">&gt;</text:span>TOUS LES PLATS<text:span text:style-name="T14">&lt;/</text:span><text:span text:style-name="T9">h1</text:span><text:span text:style-name="T14">&gt;&lt;/</text:span><text:span text:style-name="T9">div</text:span><text:span text:style-name="T14">&gt;</text:span>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AsianboeufsauteSanstitre.jpe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BOEUF SAUTÉ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buffalo_wrap.jpe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 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BUFFALO CHICKEN WRAP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images_the_district/food/spaghetti-legumes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SPAGHETTI AUX LÉGUMES<text:span text:style-name="T14">&lt;/</text:span><text:span text:style-name="T9">h5</text:span><text:span text:style-name="T14">&gt;</text:span></text:p>
      <text:p text:style-name="P3"><text:soft-page-break/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images_the_district/food/lasagnes_viande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LASAGNES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6"/>
      <text:p text:style-name="P3"><text:span text:style-name="T14">&lt;</text:span><text:span text:style-name="T9">div</text:span> <text:span text:style-name="T7">class</text:span>=<text:span text:style-name="T5">"carousel-item"</text:span><text:span text:style-name="T14">&gt;</text:span> <text:span text:style-name="T16">&lt;!-- ****************** 3EME CAROUSEL AVEC 4 IMAGES DE "PATES" ************************* --&gt;</text:span></text:p>
      <text:p text:style-name="P3"><text:span text:style-name="T14">&lt;</text:span><text:span text:style-name="T9">div</text:span> <text:span text:style-name="T7">class</text:span>=<text:span text:style-name="T5">"card-group"</text:span><text:span text:style-name="T14">&gt;</text:span> </text:p>
      <text:p text:style-name="P3"><text:span text:style-name="T14">&lt;</text:span><text:span text:style-name="T9">div</text:span> <text:span text:style-name="T7">class</text:span>=<text:span text:style-name="T5">"col-12 mx-auto p-2 "</text:span><text:span text:style-name="T14">&gt;</text:span> <text:span text:style-name="T14">&lt;</text:span><text:span text:style-name="T9">h1</text:span> <text:span text:style-name="T7">class</text:span>=<text:span text:style-name="T5">"h5couleurcat"</text:span><text:span text:style-name="T14">&gt;</text:span>TOUS LES PLATS<text:span text:style-name="T14">&lt;/</text:span><text:span text:style-name="T9">h1</text:span><text:span text:style-name="T14">&gt;&lt;/</text:span><text:span text:style-name="T9">div</text:span><text:span text:style-name="T14">&gt;</text:span> 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tagliatelles_saumon.jpe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TAGLIATELLES AU SAUMON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sandwichjambon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SANDWICH JAMBON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Du jambon avec du beurre et de l'emmental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5"/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Mesimages/saladeniçoise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SALADE CÉSAR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</text:span> <text:span text:style-name="T14">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oft-page-break/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2">&lt;!-- Ajouter des cartes ici selon besoin --&gt;</text:p>
      <text:p text:style-name="P3"><text:span text:style-name="T14">&lt;</text:span><text:span text:style-name="T9">div</text:span> <text:span text:style-name="T7">class</text:span>=<text:span text:style-name="T5">"img-fluid col-sm-3 p-3 bg-dark text-white"</text:span><text:span text:style-name="T14">&gt;</text:span></text:p>
      <text:p text:style-name="P3"><text:span text:style-name="T14">&lt;</text:span><text:span text:style-name="T9">img</text:span> <text:span text:style-name="T7">class</text:span>=<text:span text:style-name="T5">"rounded-circle mx-auto d-block"</text:span> <text:span text:style-name="T7">src</text:span>=<text:span text:style-name="T5">"images_the_district/food/courgettes_farcies.jpg"</text:span> <text:span text:style-name="T7">alt</text:span>=<text:span text:style-name="T5">"..."</text:span><text:span text:style-name="T14">&gt;</text:span></text:p>
      <text:p text:style-name="P3"><text:span text:style-name="T14">&lt;</text:span><text:span text:style-name="T9">div</text:span> <text:span text:style-name="T7">class</text:span>=<text:span text:style-name="T5">"card-body"</text:span><text:span text:style-name="T14">&gt;</text:span></text:p>
      <text:p text:style-name="P3"><text:span text:style-name="T14">&lt;</text:span><text:span text:style-name="T9">h5</text:span> <text:span text:style-name="T7">class</text:span>=<text:span text:style-name="T5">"card-title tailletitreplat"</text:span><text:span text:style-name="T14">&gt;</text:span>COURGETTES FARCIES<text:span text:style-name="T14">&lt;/</text:span><text:span text:style-name="T9">h5</text:span><text:span text:style-name="T14">&gt;</text:span></text:p>
      <text:p text:style-name="P3"><text:span text:style-name="T14">&lt;</text:span><text:span text:style-name="T9">p</text:span> <text:span text:style-name="T7">class</text:span>=<text:span text:style-name="T5">"card-text tailledescriplat"</text:span><text:span text:style-name="T14">&gt;&lt;</text:span><text:span text:style-name="T9">i</text:span><text:span text:style-name="T14">&gt;&lt;/</text:span><text:span text:style-name="T9">i</text:span><text:span text:style-name="T14">&gt;&lt;/</text:span><text:span text:style-name="T9">p</text:span><text:span text:style-name="T14">&gt;</text:span></text:p>
      <text:p text:style-name="P3"><text:span text:style-name="T14">&lt;</text:span><text:span text:style-name="T9">a</text:span> <text:span text:style-name="T7">href</text:span>=<text:span text:style-name="T5">"commande.php"</text:span> <text:span text:style-name="T7">class</text:span>=<text:span text:style-name="T5">"btn btn-primary tailletextcommand"</text:span><text:span text:style-name="T14">&gt;</text:span>Commander<text:span text:style-name="T14">&lt;/</text:span><text:span text:style-name="T9">a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Répéter pour 6 cartes ou plus selon besoin --&gt;</text:p>
      <text:p text:style-name="P15"/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12">&lt;!-- Fermeture des deux balises de mon carousel-item--&gt;</text:p>
      <text:p text:style-name="P15"/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4"><text:line-break/></text:p>
      <text:p text:style-name="P12">&lt;!-- ************************************************************************** --&gt;</text:p>
      <text:p text:style-name="P15"/>
      <text:p text:style-name="P12">&lt;!-- Ajouter d'autres items pour le carrousel ici --&gt;</text:p>
      <text:p text:style-name="P12">&lt;!--ICI Mes boutons de carousel --&gt;</text:p>
      <text:p text:style-name="P3"><text:span text:style-name="T14">&lt;</text:span><text:span text:style-name="T9">div</text:span> <text:span text:style-name="T7">class</text:span>=<text:span text:style-name="T5">"carousel-controls"</text:span><text:span text:style-name="T14">&gt;</text:span></text:p>
      <text:p text:style-name="P3"><text:span text:style-name="T14">&lt;</text:span><text:span text:style-name="T9">button</text:span> <text:span text:style-name="T7">class</text:span>=<text:span text:style-name="T5">"carousel-control-prev"</text:span> <text:span text:style-name="T7">id</text:span>=<text:span text:style-name="T5">"carouselcatprec"</text:span> <text:span text:style-name="T7">type</text:span>=<text:span text:style-name="T5">"button"</text:span> <text:span text:style-name="T7">data-bs-target</text:span>=<text:span text:style-name="T5">"#carouselExample"</text:span> <text:span text:style-name="T7">data-bs-slide</text:span>=<text:span text:style-name="T5">"prev"</text:span><text:span text:style-name="T14">&gt;</text:span></text:p>
      <text:p text:style-name="P3"><text:span text:style-name="T14">&lt;</text:span><text:span text:style-name="T9">span</text:span> <text:span text:style-name="T7">class</text:span>=<text:span text:style-name="T5">"carousel-control-prev-icon"</text:span> <text:span text:style-name="T7">aria-hidden</text:span>=<text:span text:style-name="T5">"true"</text:span><text:span text:style-name="T14">&gt;&lt;/</text:span><text:span text:style-name="T9">span</text:span><text:span text:style-name="T14">&gt;</text:span></text:p>
      <text:p text:style-name="P3">Précédent</text:p>
      <text:p text:style-name="P3"><text:span text:style-name="T14">&lt;/</text:span><text:span text:style-name="T9">button</text:span><text:span text:style-name="T14">&gt;</text:span></text:p>
      <text:p text:style-name="P3"><text:span text:style-name="T14">&lt;</text:span><text:span text:style-name="T9">button</text:span> <text:span text:style-name="T7">class</text:span>=<text:span text:style-name="T5">"carousel-control-next"</text:span> <text:span text:style-name="T7">id</text:span>=<text:span text:style-name="T5">"carouselcatsuiv"</text:span> <text:span text:style-name="T7">type</text:span>=<text:span text:style-name="T5">"button"</text:span> <text:span text:style-name="T7">data-bs-target</text:span>=<text:span text:style-name="T5">"#carouselExample"</text:span> <text:span text:style-name="T7">data-bs-slide</text:span>=<text:span text:style-name="T5">"next"</text:span><text:span text:style-name="T14">&gt;</text:span></text:p>
      <text:p text:style-name="P3"><text:span text:style-name="T14">&lt;</text:span><text:span text:style-name="T9">span</text:span> <text:span text:style-name="T7">class</text:span>=<text:span text:style-name="T5">"carousel-control-next-icon"</text:span> <text:span text:style-name="T7">aria-hidden</text:span>=<text:span text:style-name="T5">"true"</text:span><text:span text:style-name="T14">&gt;&lt;/</text:span><text:span text:style-name="T9">span</text:span><text:span text:style-name="T14">&gt;</text:span></text:p>
      <text:p text:style-name="P3">Suivant</text:p>
      <text:p text:style-name="P3"><text:span text:style-name="T14">&lt;/</text:span><text:span text:style-name="T9">button</text:span><text:span text:style-name="T14">&gt;</text:span></text:p>
      <text:p text:style-name="P3"><text:span text:style-name="T14">&lt;/</text:span><text:span text:style-name="T9">div</text:span><text:span text:style-name="T14">&gt;</text:span></text:p>
      <text:p text:style-name="P3"><text:span text:style-name="T14">&lt;/</text:span><text:span text:style-name="T9">main</text:span><text:span text:style-name="T14">&gt;</text:span></text:p>
      <text:p text:style-name="P4"/>
      <text:p text:style-name="P12">&lt;!-- ICI MON FOOTER OU PIED DE PAGE AVEC LES LOGOS --&gt;</text:p>
      <text:p text:style-name="P10">&lt;?php</text:p>
      <text:p text:style-name="P3"><text:span text:style-name="T4">require_once</text:span> (<text:span text:style-name="T5">'php/footer.php'</text:span>);</text:p>
      <text:p text:style-name="P3"><text:span text:style-name="T9">?&gt;</text:span></text:p>
      <text:p text:style-name="P8"/>
      <text:p text:style-name="P1"/>
      <text:p text:style-name="P1"><text:span text:style-name="T13">travail à faire </text:span>: <text:span text:style-name="T1">EN respectant le format de ma page, </text:span>faire appel à la base de données et injecter dans la page plats.php tous les plats de la base la base de donnée avec les différentes informations <text:span text:style-name="T1">des plats </text:span><text:span text:style-name="T18">(libelle, description, prix, image)</text:span>. <text:span text:style-name="T19">Un code compréhensible et détaillé. Les fonctions sont stockées dans le dao.php</text:span></text:p>
      <text:p text:style-name="P7"><text:span text:style-name="T9"/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08:40:03.487455435</meta:creation-date>
    <dc:date>2024-07-12T10:15:05.652744281</dc:date>
    <meta:editing-duration>PT44M21S</meta:editing-duration>
    <meta:editing-cycles>1</meta:editing-cycles>
    <meta:document-statistic meta:table-count="0" meta:image-count="0" meta:object-count="0" meta:page-count="4" meta:paragraph-count="181" meta:word-count="917" meta:character-count="8365" meta:non-whitespace-character-count="7656"/>
    <meta:generator>LibreOffice/7.3.7.2$Linux_X86_64 LibreOffice_project/30$Build-2</meta:generator>
  </office:meta>
</office:document-meta>
</file>